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2" style:family="paragraph" style:parent-style-name="Standard">
      <style:paragraph-properties style:text-autospace="non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fo:font-weight="bold" style:font-weight-asian="bold" style:font-weight-complex="bold"/>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Footnote">
      <style:text-properties style:font-name="Times New Roman"/>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Heading_20_3">
      <style:paragraph-properties fo:margin-top="0in" fo:margin-bottom="0.1181in"/>
    </style:style>
    <style:style style:name="P24" style:family="paragraph" style:parent-style-name="Heading_20_1" style:master-page-name="First_20_Page">
      <style:paragraph-properties style:page-number="auto"/>
    </style:style>
    <style:style style:name="P25"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text-properties style:font-name="Times New Roman" fo:font-size="12pt" style:font-size-asian="12pt" style:font-size-complex="12pt"/>
    </style:style>
    <style:style style:name="P33" style:family="paragraph" style:parent-style-name="Standard" style:list-style-name="L9"/>
    <style:style style:name="P34" style:family="paragraph" style:parent-style-name="Standard">
      <style:text-properties fo:font-style="normal" style:font-style-asian="normal" style:font-style-complex="normal"/>
    </style:style>
    <style:style style:name="P35" style:family="paragraph" style:parent-style-name="Standard" style:list-style-name="L4">
      <style:paragraph-properties fo:margin-top="0in" fo:margin-bottom="0in"/>
    </style:style>
    <style:style style:name="P36" style:family="paragraph" style:parent-style-name="Standard" style:list-style-name="L5">
      <style:paragraph-properties fo:margin-top="0in" fo:margin-bottom="0in"/>
    </style:style>
    <style:style style:name="P37" style:family="paragraph" style:parent-style-name="Standard" style:list-style-name="L6">
      <style:paragraph-properties fo:margin-top="0in" fo:margin-bottom="0in"/>
    </style:style>
    <style:style style:name="P38" style:family="paragraph" style:parent-style-name="Standard" style:list-style-name="L7">
      <style:paragraph-properties fo:margin-top="0in" fo:margin-bottom="0in"/>
    </style:style>
    <style:style style:name="P39" style:family="paragraph" style:parent-style-name="Standard" style:list-style-name="L9">
      <style:paragraph-properties fo:margin-top="0in" fo:margin-bottom="0in"/>
    </style:style>
    <style:style style:name="P40" style:family="paragraph" style:parent-style-name="Standard" style:list-style-name="L4">
      <style:paragraph-properties fo:margin-top="0in" fo:margin-bottom="0.1181in"/>
    </style:style>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style:text-underline-style="none" style:font-name-asian="ArialMT" style:font-size-asian="12pt" style:font-name-complex="ArialMT" style:font-size-complex="12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style:text-underline-style="none" style:font-name-asian="ArialMT" style:font-size-asian="12pt" style:font-name-complex="ArialMT" style:font-size-complex="12pt"/>
    </style:style>
    <style:style style:name="T7" style:family="text">
      <style:text-properties style:use-window-font-color="true" style:font-name="Times New Roman" fo:font-size="12pt" style:text-underline-style="none" style:font-size-asian="12pt"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underline-style="none"/>
    </style:style>
    <style:style style:name="T13"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4"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5"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6" style:family="text">
      <style:text-properties fo:font-size="9pt" style:font-size-asian="9pt"/>
    </style:style>
    <style:style style:name="T17" style:family="text">
      <style:text-properties fo:color="#1a1a1a" style:font-name="Times New Roman" fo:font-size="12pt" style:font-name-asian="ArialMT" style:font-size-asian="12pt" style:font-name-complex="ArialMT" style:font-size-complex="12pt"/>
    </style:style>
    <style:style style:name="T18" style:family="text">
      <style:text-properties style:font-name="Times New Roman" fo:font-size="12pt" style:font-size-asian="12pt" style:font-size-complex="12pt"/>
    </style:style>
    <style:style style:name="T19" style:family="text">
      <style:text-properties fo:color="#262626" style:font-name-asian="Verdana" style:font-name-complex="Verdana"/>
    </style:style>
    <style:style style:name="T20" style:family="text">
      <style:text-properties fo:color="#262626" fo:font-style="italic" style:font-name-asian="Verdana" style:font-style-asian="italic" style:font-name-complex="Verdana" style:font-style-complex="italic"/>
    </style:style>
    <style:style style:name="T21" style:family="text">
      <style:text-properties fo:color="#262626" fo:font-style="normal" style:font-name-asian="Verdana" style:font-style-asian="normal" style:font-name-complex="Verdana" style:font-style-complex="normal"/>
    </style:style>
    <style:style style:name="T22" style:family="text">
      <style:text-properties fo:color="#000047" fo:font-weight="normal" style:font-name-asian="Verdana" style:font-weight-asian="normal" style:font-name-complex="Verdana" style:font-weight-complex="normal"/>
    </style:style>
    <style:style style:name="T23" style:family="text">
      <style:text-properties fo:language="en" fo:country="US" style:language-complex="ar" style:country-complex="SA"/>
    </style:style>
    <style:style style:name="T24" style:family="text">
      <style:text-properties style:text-underline-style="solid" style:text-underline-width="auto" style:text-underline-color="font-color"/>
    </style:style>
    <style:style style:name="T25" style:family="text">
      <style:text-properties style:font-name="Times New Roman1" fo:font-size="1pt" style:font-name-asian="Times New Roman1" style:font-name-complex="Times New Roman1"/>
    </style:style>
    <style:style style:name="T26"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40730222992016" text:id="ct140730222992016">
          <text:deletion>
            <office:change-info>
              <dc:creator>Balazs Racz</dc:creator>
              <dc:date>2015-02-11T23:14:00</dc:date>
            </office:change-info>
            <text:p text:style-name="Standard"><text:span text:style-name="T1">the </text:span></text:p>
          </text:deletion>
        </text:changed-region>
        <text:changed-region xml:id="ct140730222088144" text:id="ct140730222088144">
          <text:insertion>
            <office:change-info>
              <dc:creator>Balazs Racz</dc:creator>
              <dc:date>2015-02-11T23:16:00</dc:date>
            </office:change-info>
          </text:insertion>
        </text:changed-region>
        <text:changed-region xml:id="ct140730222087904" text:id="ct140730222087904">
          <text:deletion>
            <office:change-info>
              <dc:creator>Balazs Racz</dc:creator>
              <dc:date>2015-02-11T23:17:00</dc:date>
            </office:change-info>
            <text:p text:style-name="Standard">nightime</text:p>
          </text:deletion>
        </text:changed-region>
        <text:changed-region xml:id="ct140730223197136" text:id="ct140730223197136">
          <text:insertion>
            <office:change-info>
              <dc:creator>Balazs Racz</dc:creator>
              <dc:date>2015-02-11T23:17:00</dc:date>
            </office:change-info>
          </text:insertion>
        </text:changed-region>
        <text:changed-region xml:id="ct140730161298080" text:id="ct140730161298080">
          <text:insertion>
            <office:change-info>
              <dc:creator>Balazs Racz</dc:creator>
              <dc:date>2015-02-11T23:21:00</dc:date>
            </office:change-info>
          </text:insertion>
        </text:changed-region>
        <text:changed-region xml:id="ct140730161153312" text:id="ct140730161153312">
          <text:insertion>
            <office:change-info>
              <dc:creator>Balazs Racz</dc:creator>
              <dc:date>2015-02-11T23:21:00</dc:date>
            </office:change-info>
          </text:insertion>
        </text:changed-region>
        <text:changed-region xml:id="ct140730161302688" text:id="ct140730161302688">
          <text:deletion>
            <office:change-info>
              <dc:creator>Balazs Racz</dc:creator>
              <dc:date>2015-02-11T23:22:00</dc:date>
            </office:change-info>
            <text:p text:style-name="Standard"><text:span text:style-name="T2"><text:s text:c="3"/></text:span></text:p>
          </text:deletion>
        </text:changed-region>
        <text:changed-region xml:id="ct140730227038896" text:id="ct140730227038896">
          <text:deletion>
            <office:change-info>
              <dc:creator>Balazs Racz</dc:creator>
              <dc:date>2015-02-11T23:23:00</dc:date>
            </office:change-info>
            <text:p text:style-name="Standard">-number</text:p>
          </text:deletion>
        </text:changed-region>
        <text:changed-region xml:id="ct140730225636624" text:id="ct140730225636624">
          <text:insertion>
            <office:change-info>
              <dc:creator>Balazs Racz</dc:creator>
              <dc:date>2015-02-11T23:23:00</dc:date>
            </office:change-info>
          </text:insertion>
        </text:changed-region>
        <text:changed-region xml:id="ct140730161154048" text:id="ct140730161154048">
          <text:deletion>
            <office:change-info>
              <dc:creator>Balazs Racz</dc:creator>
              <dc:date>2015-02-11T23:33:00</dc:date>
            </office:change-info>
            <text:p text:style-name="P1"><text:s/>i</text:p>
          </text:deletion>
        </text:changed-region>
        <text:changed-region xml:id="ct140730227175760" text:id="ct140730227175760">
          <text:insertion>
            <office:change-info>
              <dc:creator>Jim Kueneman</dc:creator>
              <dc:date>2015-02-11T16:20:00</dc:date>
            </office:change-info>
          </text:insertion>
        </text:changed-region>
        <text:changed-region xml:id="ct140730223217424" text:id="ct140730223217424">
          <text:insertion>
            <office:change-info>
              <dc:creator>Jim Kueneman</dc:creator>
              <dc:date>2015-02-11T16:20:00</dc:date>
            </office:change-info>
          </text:insertion>
        </text:changed-region>
        <text:changed-region xml:id="ct140730229429344" text:id="ct140730229429344">
          <text:deletion>
            <office:change-info>
              <dc:creator>Jim Kueneman</dc:creator>
              <dc:date>2015-02-11T16:20:00</dc:date>
            </office:change-info>
            <text:p text:style-name="Standard">Identifed</text:p>
          </text:deletion>
        </text:changed-region>
        <text:changed-region xml:id="ct140730161338048" text:id="ct140730161338048">
          <text:insertion>
            <office:change-info>
              <dc:creator>Balazs Racz</dc:creator>
              <dc:date>2015-02-11T23:35:00</dc:date>
            </office:change-info>
          </text:insertion>
        </text:changed-region>
        <text:changed-region xml:id="ct140730161378944" text:id="ct140730161378944">
          <text:deletion>
            <office:change-info>
              <dc:creator>Balazs Racz</dc:creator>
              <dc:date>2015-02-11T23:39:00</dc:date>
            </office:change-info>
            <text:p text:style-name="Standard">e</text:p>
          </text:deletion>
        </text:changed-region>
        <text:changed-region xml:id="ct140730161301120" text:id="ct140730161301120">
          <text:insertion>
            <office:change-info>
              <dc:creator>Balazs Racz</dc:creator>
              <dc:date>2015-02-11T23:39:00</dc:date>
            </office:change-info>
          </text:insertion>
        </text:changed-region>
        <text:changed-region xml:id="ct140730245192768" text:id="ct140730245192768">
          <text:insertion>
            <office:change-info>
              <dc:creator>Jim Kueneman</dc:creator>
              <dc:date>2015-02-11T16:34:00</dc:date>
            </office:change-info>
          </text:insertion>
        </text:changed-region>
        <text:changed-region xml:id="ct140730230184736" text:id="ct140730230184736">
          <text:insertion>
            <office:change-info>
              <dc:creator>Jim Kueneman</dc:creator>
              <dc:date>2015-02-11T16:36:00</dc:date>
            </office:change-info>
          </text:insertion>
        </text:changed-region>
        <text:changed-region xml:id="ct140730216241312" text:id="ct140730216241312">
          <text:deletion>
            <office:change-info>
              <dc:creator>Jim Kueneman</dc:creator>
              <dc:date>2015-02-11T16:36:00</dc:date>
            </office:change-info>
            <text:p text:style-name="Standard">whether it produces or consumes that event, </text:p>
          </text:deletion>
        </text:changed-region>
        <text:changed-region xml:id="ct140730230210528" text:id="ct140730230210528">
          <text:insertion>
            <office:change-info>
              <dc:creator>Jim Kueneman</dc:creator>
              <dc:date>2015-02-11T16:36:00</dc:date>
            </office:change-info>
          </text:insertion>
        </text:changed-region>
        <text:changed-region xml:id="ct140730230165920" text:id="ct140730230165920">
          <text:deletion>
            <office:change-info>
              <dc:creator>Jim Kueneman</dc:creator>
              <dc:date>2015-02-11T16:36:00</dc:date>
            </office:change-info>
            <text:p text:style-name="Standard">i</text:p>
          </text:deletion>
        </text:changed-region>
        <text:changed-region xml:id="ct140730245393904" text:id="ct140730245393904">
          <text:insertion>
            <office:change-info>
              <dc:creator>Jim Kueneman</dc:creator>
              <dc:date>2015-02-11T16:41:00</dc:date>
            </office:change-info>
          </text:insertion>
        </text:changed-region>
        <text:changed-region xml:id="ct140730230237264" text:id="ct140730230237264">
          <text:insertion>
            <office:change-info>
              <dc:creator>Jim Kueneman</dc:creator>
              <dc:date>2015-02-11T16:38:00</dc:date>
            </office:change-info>
          </text:insertion>
        </text:changed-region>
        <text:changed-region xml:id="ct140730161225824" text:id="ct140730161225824">
          <text:insertion>
            <office:change-info>
              <dc:creator>Balazs Racz</dc:creator>
              <dc:date>2015-02-11T23:39:00</dc:date>
            </office:change-info>
          </text:insertion>
        </text:changed-region>
        <text:changed-region xml:id="ct140730230218736" text:id="ct140730230218736">
          <text:insertion>
            <office:change-info>
              <dc:creator>Jim Kueneman</dc:creator>
              <dc:date>2015-02-11T16:42:00</dc:date>
            </office:change-info>
          </text:insertion>
        </text:changed-region>
        <text:changed-region xml:id="ct140730228099280" text:id="ct140730228099280">
          <text:deletion>
            <office:change-info>
              <dc:creator>Jim Kueneman</dc:creator>
              <dc:date>2015-02-11T16:43:00</dc:date>
            </office:change-info>
            <text:p text:style-name="Standard">will</text:p>
          </text:deletion>
        </text:changed-region>
        <text:changed-region xml:id="ct140730176698096" text:id="ct140730176698096">
          <text:insertion>
            <office:change-info>
              <dc:creator>Jim Kueneman</dc:creator>
              <dc:date>2015-02-11T16:44:00</dc:date>
            </office:change-info>
          </text:insertion>
        </text:changed-region>
        <text:changed-region xml:id="ct140730209774832" text:id="ct140730209774832">
          <text:insertion>
            <office:change-info>
              <dc:creator>Jim Kueneman</dc:creator>
              <dc:date>2015-02-11T16:43:00</dc:date>
            </office:change-info>
          </text:insertion>
        </text:changed-region>
        <text:changed-region xml:id="ct140730227023936" text:id="ct140730227023936">
          <text:deletion>
            <office:change-info>
              <dc:creator>Jim Kueneman</dc:creator>
              <dc:date>2015-02-11T16:43:00</dc:date>
            </office:change-info>
            <text:p text:style-name="Standard"><text:s/>not know if any node uses </text:p>
          </text:deletion>
        </text:changed-region>
        <text:changed-region xml:id="ct140730225925504" text:id="ct140730225925504">
          <text:deletion>
            <office:change-info>
              <dc:creator>Jim Kueneman</dc:creator>
              <dc:date>2015-02-11T16:42:00</dc:date>
            </office:change-info>
            <text:p text:style-name="Standard">that event</text:p>
          </text:deletion>
        </text:changed-region>
        <text:changed-region xml:id="ct140730215525344" text:id="ct140730215525344">
          <text:deletion>
            <office:change-info>
              <dc:creator>Jim Kueneman</dc:creator>
              <dc:date>2015-02-11T16:47:00</dc:date>
            </office:change-info>
            <text:p text:style-name="Standard">Be aware that since this latter form is transmitted throughout the network, it can be relatively expensive in terms of bandwidth.</text:p>
          </text:deletion>
        </text:changed-region>
        <text:changed-region xml:id="ct140730161296016" text:id="ct140730161296016">
          <text:insertion>
            <office:change-info>
              <dc:creator>Balazs Racz</dc:creator>
              <dc:date>2015-02-11T23:39:00</dc:date>
            </office:change-info>
          </text:insertion>
        </text:changed-region>
        <text:changed-region xml:id="ct140730246980928" text:id="ct140730246980928">
          <text:insertion>
            <office:change-info>
              <dc:creator>Jim Kueneman</dc:creator>
              <dc:date>2015-02-11T16:44:00</dc:date>
            </office:change-info>
          </text:insertion>
        </text:changed-region>
        <text:changed-region xml:id="ct140730216373648" text:id="ct140730216373648">
          <text:insertion>
            <office:change-info>
              <dc:creator>Jim Kueneman</dc:creator>
              <dc:date>2015-02-11T16:45:00</dc:date>
            </office:change-info>
          </text:insertion>
        </text:changed-region>
        <text:changed-region xml:id="ct140730210085744" text:id="ct140730210085744">
          <text:insertion>
            <office:change-info>
              <dc:creator>Jim Kueneman</dc:creator>
              <dc:date>2015-02-11T16:45:00</dc:date>
            </office:change-info>
          </text:insertion>
        </text:changed-region>
        <text:changed-region xml:id="ct140730241149248" text:id="ct140730241149248">
          <text:insertion>
            <office:change-info>
              <dc:creator>Jim Kueneman</dc:creator>
              <dc:date>2015-02-11T16:48:00</dc:date>
            </office:change-info>
          </text:insertion>
        </text:changed-region>
        <text:changed-region xml:id="ct140730230149648" text:id="ct140730230149648">
          <text:insertion>
            <office:change-info>
              <dc:creator>Jim Kueneman</dc:creator>
              <dc:date>2015-02-11T16:47:00</dc:date>
            </office:change-info>
          </text:insertion>
        </text:changed-region>
        <text:changed-region xml:id="ct140730161351360" text:id="ct140730161351360">
          <text:insertion>
            <office:change-info>
              <dc:creator>Balazs Racz</dc:creator>
              <dc:date>2015-02-11T23:53:00</dc:date>
            </office:change-info>
          </text:insertion>
        </text:changed-region>
        <text:changed-region xml:id="ct140730161258976" text:id="ct140730161258976">
          <text:insertion>
            <office:change-info>
              <dc:creator>Balazs Racz</dc:creator>
              <dc:date>2015-02-11T23:53:00</dc:date>
            </office:change-info>
          </text:insertion>
        </text:changed-region>
        <text:changed-region xml:id="ct140730161141424" text:id="ct140730161141424">
          <text:deletion>
            <office:change-info>
              <dc:creator>Balazs Racz</dc:creator>
              <dc:date>2015-02-11T23:53:00</dc:date>
            </office:change-info>
            <text:p text:style-name="Standard">s</text:p>
          </text:deletion>
        </text:changed-region>
        <text:changed-region xml:id="ct140730161373504" text:id="ct140730161373504">
          <text:deletion>
            <office:change-info>
              <dc:creator>Balazs Racz</dc:creator>
              <dc:date>2015-02-11T23:52:00</dc:date>
            </office:change-info>
            <text:p text:style-name="Standard">d</text:p>
          </text:deletion>
        </text:changed-region>
        <text:changed-region xml:id="ct140730161301520" text:id="ct140730161301520">
          <text:insertion>
            <office:change-info>
              <dc:creator>Balazs Racz</dc:creator>
              <dc:date>2015-02-11T23:52:00</dc:date>
            </office:change-info>
          </text:insertion>
        </text:changed-region>
        <text:changed-region xml:id="ct140730161330976" text:id="ct140730161330976">
          <text:deletion>
            <office:change-info>
              <dc:creator>Balazs Racz</dc:creator>
              <dc:date>2015-02-11T23:53:00</dc:date>
            </office:change-info>
            <text:p text:style-name="Standard">s</text:p>
          </text:deletion>
        </text:changed-region>
        <text:changed-region xml:id="ct140730161286192" text:id="ct140730161286192">
          <text:deletion>
            <office:change-info>
              <dc:creator>Balazs Racz</dc:creator>
              <dc:date>2015-02-11T23:52:00</dc:date>
            </office:change-info>
            <text:p text:style-name="Standard">Consumed</text:p>
          </text:deletion>
        </text:changed-region>
        <text:changed-region xml:id="ct140730161232752" text:id="ct140730161232752">
          <text:insertion>
            <office:change-info>
              <dc:creator>Balazs Racz</dc:creator>
              <dc:date>2015-02-11T23:52:00</dc:date>
            </office:change-info>
          </text:insertion>
        </text:changed-region>
        <text:changed-region xml:id="ct140730161361456" text:id="ct140730161361456">
          <text:deletion>
            <office:change-info>
              <dc:creator>Balazs Racz</dc:creator>
              <dc:date>2015-02-11T23:55:00</dc:date>
            </office:change-info>
            <text:p text:style-name="Standard">advertised</text:p>
          </text:deletion>
        </text:changed-region>
        <text:changed-region xml:id="ct140730225559872" text:id="ct140730225559872">
          <text:insertion>
            <office:change-info>
              <dc:creator>Balazs Racz</dc:creator>
              <dc:date>2015-02-11T23:55:00</dc:date>
            </office:change-info>
          </text:insertion>
        </text:changed-region>
        <text:changed-region xml:id="ct140730161271072" text:id="ct140730161271072">
          <text:insertion>
            <office:change-info>
              <dc:creator>Balazs Racz</dc:creator>
              <dc:date>2015-02-11T23:57:00</dc:date>
            </office:change-info>
          </text:insertion>
        </text:changed-region>
        <text:changed-region xml:id="ct140730161255392" text:id="ct140730161255392">
          <text:deletion>
            <office:change-info>
              <dc:creator>Balazs Racz</dc:creator>
              <dc:date>2015-02-11T23:57:00</dc:date>
            </office:change-info>
            <text:p text:style-name="Standard"><text:s/>Range</text:p>
          </text:deletion>
        </text:changed-region>
        <text:changed-region xml:id="ct140730161370320" text:id="ct140730161370320">
          <text:deletion>
            <office:change-info>
              <dc:creator>Balazs Racz</dc:creator>
              <dc:date>2015-02-12</dc:date>
            </office:change-info>
            <text:p text:style-name="Standard">Identify Consumers</text:p>
          </text:deletion>
        </text:changed-region>
        <text:changed-region xml:id="ct140730161331792" text:id="ct140730161331792">
          <text:insertion>
            <office:change-info>
              <dc:creator>Balazs Racz</dc:creator>
              <dc:date>2015-02-12</dc:date>
            </office:change-info>
          </text:insertion>
        </text:changed-region>
        <text:changed-region xml:id="ct140730161141760" text:id="ct140730161141760">
          <text:insertion>
            <office:change-info>
              <dc:creator>Balazs Racz</dc:creator>
              <dc:date>2015-02-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2">the</text:span> sum of the inputs that trigger the production of the PCER by the producer(s<text:span text:style-name="T12">) and the action(s) taken by the consumer(s).</text:span></text:p>
      <text:p text:style-name="Standard"><text:span text:style-name="T12">Its main advantage is the knowledge independence it imparts between all of </text:span><text:span text:style-name="T9">the</text:span><text:span text:style-name="T12"> nodes involved in an event. <text:s/>Ex</text:span><text:span text:style-name="T7">pressed in more anthropomorphic terms, </text:span><text:span text:style-name="T1">neither the producers nor consumers of a PCER are aware of each other. <text:s/>This adds flexibility to the system, since more producers or consumers of the PCER can be added to implement the associated event, without concern of side effects to </text:span><text:span text:style-name="T10">the</text:span><text:span text:style-name="T1"> </text:span><text:change text:change-id="ct140730222992016"/><text:span text:style-name="T1">other nodes involved in </text:span><text:span text:style-name="T10">the</text:span><text:span text:style-name="T1"> event.</text:span><text:note text:id="ftn1" text:note-class="footnote"><text:note-citation>1</text:note-citation><text:note-body><text:p text:style-name="P17"><text:span text:style-name="T19">D. Miorandi and S. Vitturi, “Performance analysis of producer/consumer protocols over IEEE 802.11 wireless links”, </text:span><text:span text:style-name="T20">Proc. IEEE Workshop Factory Communication Systems (WFCS)</text:span><text:span text:style-name="T21">, 2004 </text:span></text:p></text:note-body></text:note><text:note text:id="ftn2" text:note-class="footnote"><text:note-citation>2</text:note-citation><text:note-body><text:p text:style-name="Footnote"><text:span text:style-name="T22">The Producer/Consumer Model and Control System Design ControlLogix 1999 </text:span>https://cours.etsmtl.ca/gpa774/Cours/old-24-03-04/Documentations/Rockwell/articles/Producer_Consumer.html</text:p></text:note-body></text:note></text:p>
      <text:p text:style-name="Standard">The <text:span text:style-name="T2">Producer/Consumer</text:span> Event ID included in a PCER message is a<text:change-start text:change-id="ct140730222088144"/>n<text:change-end text:change-id="ct140730222088144"/>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2">Producer/Consumer</text:span> Event ID (note that the Node ID of the emitting node is available separately in the message). More than one node may receive and act on a PCER message with a specific <text:span text:style-name="T2">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text:change text:change-id="ct140730222087904"/><text:change-start text:change-id="ct140730223197136"/>nighttime<text:change-end text:change-id="ct140730223197136"/>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4">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2">the</text:span> time. <text:s/></text:p>
      <text:h text:style-name="Heading_20_2" text:outline-level="2">References and Context</text:h>
      <text:p text:style-name="Standard"> For more information on format and presentation, see: </text:p>
      <text:list xml:id="list3526245523963938655" text:style-name="L1">
        <text:list-item>
          <text:p text:style-name="P26">OpenLCB Common Information Technical Note</text:p>
        </text:list-item>
      </text:list>
      <text:p text:style-name="Standard">For more information on MTI values and how they are laid out, see:</text:p>
      <text:list xml:id="list183377750223076384" text:style-name="L2">
        <text:list-item>
          <text:p text:style-name="P27">OpenLCB Message Network Standard</text:p>
        </text:list-item>
        <text:list-item>
          <text:p text:style-name="P27">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2">the</text:span> form 0bv...0 and the mask 0b0...m. <text:s/>If the lowest bit of the base value is a one, then the <text:soft-page-break/>combined form is 0bv...0. <text:s/>However, if the lowest bit of <text:span text:style-name="T2">the</text:span> base value is a zero, then the mask is inverted and the combined form becomes 0bv...1. <text:s/></text:p>
      <text:p text:style-name="Standard"><draw:g text:anchor-type="paragraph" draw:z-index="17" draw:style-name="gr3"><draw:rect draw:style-name="gr5" draw:text-style-name="P44" svg:width="0.1579in" svg:height="0.3157in" svg:x="2.6157in" svg:y="0.263in"><text:p text:style-name="P43"><text:span text:style-name="T26">0</text:span></text:p></draw:rect><draw:rect draw:style-name="gr5" draw:text-style-name="P44" svg:width="0.1579in" svg:height="0.3157in" svg:x="1.7102in" svg:y="0.263in"><text:p text:style-name="P43"><text:span text:style-name="T26">x</text:span></text:p></draw:rect><draw:rect draw:style-name="gr5" draw:text-style-name="P44" svg:width="0.1571in" svg:height="0.3157in" svg:x="2.4591in" svg:y="0.263in"><text:p text:style-name="P43"><text:span text:style-name="T26">x</text:span></text:p></draw:rect><draw:rect draw:style-name="gr5" draw:text-style-name="P44" xml:id="id7" draw:id="id7" svg:width="0.1579in" svg:height="0.3157in" svg:x="2.3012in" svg:y="0.263in"><text:p text:style-name="P43"><text:span text:style-name="T26">x</text:span></text:p></draw:rect><draw:rect draw:style-name="gr5" draw:text-style-name="P44" svg:width="0.1579in" svg:height="0.3157in" svg:x="2.1437in" svg:y="0.263in"><text:p text:style-name="P43"><text:span text:style-name="T26">x</text:span></text:p></draw:rect><draw:rect draw:style-name="gr5" draw:text-style-name="P44" svg:width="0.1579in" svg:height="0.3157in" svg:x="3.2457in" svg:y="0.263in"><text:p text:style-name="P43"><text:span text:style-name="T26">0</text:span></text:p></draw:rect><draw:rect draw:style-name="gr5" draw:text-style-name="P44" svg:width="0.1571in" svg:height="0.3157in" svg:x="3.089in" svg:y="0.263in"><text:p text:style-name="P43"><text:span text:style-name="T26">0</text:span></text:p></draw:rect><draw:rect draw:style-name="gr5" draw:text-style-name="P44" svg:width="0.1579in" svg:height="0.3157in" svg:x="2.9311in" svg:y="0.263in"><text:p text:style-name="P43"><text:span text:style-name="T26">...</text:span></text:p></draw:rect><draw:rect draw:style-name="gr5" draw:text-style-name="P44" svg:width="0.1579in" svg:height="0.3157in" svg:x="2.7736in" svg:y="0.263in"><text:p text:style-name="P43"><text:span text:style-name="T26">0</text:span></text:p></draw:rect><draw:rect draw:style-name="gr5" draw:text-style-name="P44" svg:width="0.276in" svg:height="0.3157in" svg:x="1.8681in" svg:y="0.263in"><text:p text:style-name="P43"><text:span text:style-name="T26">...</text:span></text:p></draw:rect><draw:custom-shape draw:style-name="gr6" draw:text-style-name="P45"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5"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7" svg:width="0.5512in" svg:height="0.2594in" svg:x="2.813in" svg:y="1.2476in"><draw:text-box><text:p text:style-name="P46"><text:span text:style-name="T27">Base</text:span></text:p></draw:text-box></draw:frame><draw:frame draw:style-name="gr7" draw:text-style-name="P47" svg:width="0.5516in" svg:height="0.2594in" svg:x="3.6791in" svg:y="1.2476in"><draw:text-box><text:p text:style-name="P46"><text:span text:style-name="T27">Mask</text:span></text:p></draw:text-box></draw:frame><draw:rect draw:style-name="gr5" draw:text-style-name="P44" svg:width="0.1579in" svg:height="0.3157in" svg:x="3.561in" svg:y="0.8146in"><text:p text:style-name="P43"><text:span text:style-name="T26">x</text:span></text:p></draw:rect><draw:rect draw:style-name="gr5" draw:text-style-name="P44" svg:width="0.1579in" svg:height="0.3157in" svg:x="2.6555in" svg:y="0.8146in"><text:p text:style-name="P43"><text:span text:style-name="T26">x</text:span></text:p></draw:rect><draw:rect draw:style-name="gr5" draw:text-style-name="P44" svg:width="0.1579in" svg:height="0.3157in" svg:x="3.4035in" svg:y="0.8146in"><text:p text:style-name="P43"><text:span text:style-name="T26">x</text:span></text:p></draw:rect><draw:rect draw:style-name="gr5" draw:text-style-name="P44" svg:width="0.1579in" svg:height="0.3157in" svg:x="3.2457in" svg:y="0.8146in"><text:p text:style-name="P43"><text:span text:style-name="T26">x</text:span></text:p></draw:rect><draw:rect draw:style-name="gr5" draw:text-style-name="P44" svg:width="0.1571in" svg:height="0.3157in" svg:x="3.089in" svg:y="0.8146in"><text:p text:style-name="P43"><text:span text:style-name="T26">x</text:span></text:p></draw:rect><draw:rect draw:style-name="gr5" draw:text-style-name="P44" svg:width="0.1579in" svg:height="0.3157in" svg:x="4.1909in" svg:y="0.8146in"><text:p text:style-name="P43"><text:span text:style-name="T26">x</text:span></text:p></draw:rect><draw:rect draw:style-name="gr5" draw:text-style-name="P44" svg:width="0.1579in" svg:height="0.3157in" svg:x="4.0335in" svg:y="0.8146in"><text:p text:style-name="P43"><text:span text:style-name="T26">x</text:span></text:p></draw:rect><draw:rect draw:style-name="gr5" draw:text-style-name="P44" svg:width="0.1579in" svg:height="0.3157in" svg:x="3.8756in" svg:y="0.8146in"><text:p text:style-name="P43"><text:span text:style-name="T26">...</text:span></text:p></draw:rect><draw:rect draw:style-name="gr5" draw:text-style-name="P44" svg:width="0.1571in" svg:height="0.3157in" svg:x="3.7185in" svg:y="0.8146in"><text:p text:style-name="P43"><text:span text:style-name="T26">x</text:span></text:p></draw:rect><draw:rect draw:style-name="gr5" draw:text-style-name="P44" svg:width="0.276in" svg:height="0.3157in" svg:x="2.813in" svg:y="0.8146in"><text:p text:style-name="P43"><text:span text:style-name="T26">...</text:span></text:p></draw:rect><draw:rect draw:style-name="gr5" draw:text-style-name="P44" svg:width="0.1571in" svg:height="0.3157in" svg:x="4.5063in" svg:y="0.263in"><text:p text:style-name="P43"><text:span text:style-name="T26">m</text:span></text:p></draw:rect><draw:rect draw:style-name="gr11" draw:text-style-name="P44" svg:width="0.1571in" svg:height="0.3157in" svg:x="3.6008in" svg:y="0.263in"><text:p/></draw:rect><draw:rect draw:style-name="gr11" draw:text-style-name="P44" svg:width="0.1579in" svg:height="0.3157in" svg:x="4.3484in" svg:y="0.263in"><text:p/></draw:rect><draw:rect draw:style-name="gr11" draw:text-style-name="P44" svg:width="0.1579in" svg:height="0.3157in" svg:x="4.1909in" svg:y="0.263in"><text:p/></draw:rect><draw:rect draw:style-name="gr11" draw:text-style-name="P44" svg:width="0.1579in" svg:height="0.3157in" svg:x="4.0335in" svg:y="0.263in"><text:p/></draw:rect><draw:rect draw:style-name="gr5" draw:text-style-name="P44" svg:width="0.1571in" svg:height="0.3157in" svg:x="5.1362in" svg:y="0.263in"><text:p text:style-name="P43"><text:span text:style-name="T26">m</text:span></text:p></draw:rect><draw:rect draw:style-name="gr5" draw:text-style-name="P44" svg:width="0.1579in" svg:height="0.3157in" svg:x="4.9783in" svg:y="0.263in"><text:p text:style-name="P43"><text:span text:style-name="T26">m</text:span></text:p></draw:rect><draw:rect draw:style-name="gr5" draw:text-style-name="P44" xml:id="id9" draw:id="id9" svg:width="0.1579in" svg:height="0.3157in" svg:x="4.8209in" svg:y="0.263in"><text:p text:style-name="P43"><text:span text:style-name="T26">...</text:span></text:p></draw:rect><draw:rect draw:style-name="gr5" draw:text-style-name="P44" svg:width="0.1579in" svg:height="0.3157in" svg:x="4.663in" svg:y="0.263in"><text:p text:style-name="P43"><text:span text:style-name="T26">m</text:span></text:p></draw:rect><draw:rect draw:style-name="gr5" draw:text-style-name="P44" svg:width="0.276in" svg:height="0.3157in" svg:x="3.7575in" svg:y="0.263in"><text:p text:style-name="P43"><text:span text:style-name="T26">...</text:span></text:p></draw:rect><draw:rect draw:style-name="gr5" draw:text-style-name="P44" svg:width="0.1579in" svg:height="0.3157in" svg:x="3.5591in" svg:y="0.8122in"><text:p text:style-name="P43"><text:span text:style-name="T26">x</text:span></text:p></draw:rect><draw:rect draw:style-name="gr5" draw:text-style-name="P44" svg:width="0.1579in" svg:height="0.3157in" svg:x="2.6535in" svg:y="0.8122in"><text:p text:style-name="P43"><text:span text:style-name="T26">x</text:span></text:p></draw:rect><draw:rect draw:style-name="gr5" draw:text-style-name="P44" svg:width="0.1579in" svg:height="0.3157in" svg:x="3.4012in" svg:y="0.8122in"><text:p text:style-name="P43"><text:span text:style-name="T26">x</text:span></text:p></draw:rect><draw:rect draw:style-name="gr5" draw:text-style-name="P44" svg:width="0.1571in" svg:height="0.3157in" svg:x="3.2445in" svg:y="0.8122in"><text:p text:style-name="P43"><text:span text:style-name="T26">x</text:span></text:p></draw:rect><draw:rect draw:style-name="gr5" draw:text-style-name="P44" svg:width="0.1579in" svg:height="0.3157in" svg:x="3.0866in" svg:y="0.8122in"><text:p text:style-name="P43"><text:span text:style-name="T26">x</text:span></text:p></draw:rect><draw:rect draw:style-name="gr5" draw:text-style-name="P44" svg:width="0.1579in" svg:height="0.3157in" svg:x="4.189in" svg:y="0.8122in"><text:p text:style-name="P43"><text:span text:style-name="T26">x</text:span></text:p></draw:rect><draw:rect draw:style-name="gr5" draw:text-style-name="P44" svg:width="0.1579in" svg:height="0.3157in" svg:x="4.0311in" svg:y="0.8122in"><text:p text:style-name="P43"><text:span text:style-name="T26">x</text:span></text:p></draw:rect><draw:rect draw:style-name="gr5" draw:text-style-name="P44" svg:width="0.1571in" svg:height="0.3157in" svg:x="3.8744in" svg:y="0.8122in"><text:p text:style-name="P43"><text:span text:style-name="T26">...</text:span></text:p></draw:rect><draw:rect draw:style-name="gr5" draw:text-style-name="P44" svg:width="0.1579in" svg:height="0.3157in" svg:x="3.7165in" svg:y="0.8122in"><text:p text:style-name="P43"><text:span text:style-name="T26">x</text:span></text:p></draw:rect><draw:rect draw:style-name="gr5" draw:text-style-name="P44" svg:width="0.276in" svg:height="0.3157in" svg:x="2.811in" svg:y="0.8122in"><text:p text:style-name="P43"><text:span text:style-name="T26">...</text:span></text:p></draw:rect><draw:rect draw:style-name="gr5" draw:text-style-name="P44" svg:width="0.1579in" svg:height="0.3157in" svg:x="3.5591in" svg:y="0.8122in"><text:p text:style-name="P43"><text:span text:style-name="T26">m</text:span></text:p></draw:rect><draw:rect draw:style-name="gr5" draw:text-style-name="P44" svg:width="0.1579in" svg:height="0.3157in" svg:x="2.6535in" svg:y="0.8122in"><text:p text:style-name="P43"><text:span text:style-name="T26">x</text:span></text:p></draw:rect><draw:rect draw:style-name="gr5" draw:text-style-name="P44" svg:width="0.1579in" svg:height="0.3157in" svg:x="3.4012in" svg:y="0.8122in"><text:p text:style-name="P43"><text:span text:style-name="T26">x</text:span></text:p></draw:rect><draw:rect draw:style-name="gr5" draw:text-style-name="P44" svg:width="0.1571in" svg:height="0.3157in" svg:x="3.2445in" svg:y="0.8122in"><text:p text:style-name="P43"><text:span text:style-name="T26">x</text:span></text:p></draw:rect><draw:rect draw:style-name="gr5" draw:text-style-name="P44" xml:id="id8" draw:id="id8" svg:width="0.1579in" svg:height="0.3157in" svg:x="3.0866in" svg:y="0.8122in"><text:p text:style-name="P43"><text:span text:style-name="T26">x</text:span></text:p></draw:rect><draw:rect draw:style-name="gr5" draw:text-style-name="P44" svg:width="0.1579in" svg:height="0.3157in" svg:x="4.189in" svg:y="0.8122in"><text:p text:style-name="P43"><text:span text:style-name="T26">m</text:span></text:p></draw:rect><draw:rect draw:style-name="gr5" draw:text-style-name="P44" svg:width="0.1579in" svg:height="0.3157in" svg:x="4.0311in" svg:y="0.8122in"><text:p text:style-name="P43"><text:span text:style-name="T26">m</text:span></text:p></draw:rect><draw:rect draw:style-name="gr5" draw:text-style-name="P44" xml:id="id10" draw:id="id10" svg:width="0.1571in" svg:height="0.3157in" svg:x="3.8744in" svg:y="0.8122in"><text:p text:style-name="P43"><text:span text:style-name="T26">...</text:span></text:p></draw:rect><draw:rect draw:style-name="gr5" draw:text-style-name="P44" svg:width="0.1579in" svg:height="0.3157in" svg:x="3.7165in" svg:y="0.8122in"><text:p text:style-name="P43"><text:span text:style-name="T26">m</text:span></text:p></draw:rect><draw:rect draw:style-name="gr5" draw:text-style-name="P44" svg:width="0.276in" svg:height="0.3157in" svg:x="2.811in" svg:y="0.8122in"><text:p text:style-name="P43"><text:span text:style-name="T26">...</text:span></text:p></draw:rect><draw:frame draw:style-name="gr7" draw:text-style-name="P47" svg:width="0.5516in" svg:height="0.2594in" svg:x="1.6319in" svg:y="0.0665in"><draw:text-box><text:p text:style-name="P46"><text:span text:style-name="T27">Base</text:span></text:p></draw:text-box></draw:frame><draw:frame draw:style-name="gr7" draw:text-style-name="P47" svg:width="0.5516in" svg:height="0.2594in" svg:x="3.5217in" svg:y="0.0665in"><draw:text-box><text:p text:style-name="P46"><text:span text:style-name="T27">Mask</text:span></text:p></draw:text-box></draw:frame><draw:connector draw:style-name="gr9" draw:text-style-name="P45" draw:type="line" svg:x1="2.3799in" svg:y1="0.5783in" svg:x2="3.1654in" svg:y2="0.8126in" draw:start-shape="id7" draw:end-shape="id8" draw:end-glue-point="0" svg:d="M6045 1469l1995 595"><text:p/></draw:connector><draw:connector draw:style-name="gr9" draw:text-style-name="P45" draw:type="line" svg:x1="4.8992in" svg:y1="0.5783in" svg:x2="3.9528in" svg:y2="0.8126in" draw:start-shape="id9" draw:start-glue-point="2" draw:end-shape="id10" draw:end-glue-point="0" svg:d="M12444 1469l-2404 595"><text:p/></draw:connector><draw:frame draw:style-name="gr12" draw:text-style-name="P48" svg:width="1.2598in" svg:height="0.2913in" svg:x="2.9709in" svg:y="1.4055in"><draw:text-box><text:p text:style-name="P46"><text:span text:style-name="T26">Range Mask</text:span></text:p></draw:text-box></draw:frame></draw:g></text:p>
      <text:p text:style-name="Standard"><draw:g text:anchor-type="paragraph" draw:z-index="16" draw:style-name="gr3"><draw:g draw:style-name="gr4"><draw:rect draw:style-name="gr5" draw:text-style-name="P44" svg:width="0.1579in" svg:height="0.3043in" svg:x="2.9701in" svg:y="0.4831in"><text:p text:style-name="P43"><text:span text:style-name="T26">m</text:span></text:p></draw:rect><draw:rect draw:style-name="gr5" draw:text-style-name="P44" svg:width="0.1579in" svg:height="0.3043in" svg:x="2.0646in" svg:y="0.4831in"><text:p text:style-name="P43"><text:span text:style-name="T26">x</text:span></text:p></draw:rect><draw:rect draw:style-name="gr5" draw:text-style-name="P44" xml:id="id2" draw:id="id2" svg:width="0.1579in" svg:height="0.3043in" svg:x="2.8126in" svg:y="0.4831in"><text:p text:style-name="P43"><text:span text:style-name="T26">x</text:span></text:p></draw:rect><draw:rect draw:style-name="gr5" draw:text-style-name="P44" svg:width="0.1579in" svg:height="0.3043in" svg:x="2.6547in" svg:y="0.4831in"><text:p text:style-name="P43"><text:span text:style-name="T26">x</text:span></text:p></draw:rect><draw:rect draw:style-name="gr5" draw:text-style-name="P44" svg:width="0.1571in" svg:height="0.3043in" svg:x="2.498in" svg:y="0.4831in"><text:p text:style-name="P43"><text:span text:style-name="T26">x</text:span></text:p></draw:rect><draw:rect draw:style-name="gr5" draw:text-style-name="P44" svg:width="0.1579in" svg:height="0.3043in" svg:x="3.6in" svg:y="0.4831in"><text:p text:style-name="P43"><text:span text:style-name="T26">m</text:span></text:p></draw:rect><draw:rect draw:style-name="gr5" draw:text-style-name="P44" svg:width="0.1579in" svg:height="0.3043in" svg:x="3.4425in" svg:y="0.4831in"><text:p text:style-name="P43"><text:span text:style-name="T26">m</text:span></text:p></draw:rect><draw:rect draw:style-name="gr5" draw:text-style-name="P44" svg:width="0.1579in" svg:height="0.3043in" svg:x="3.2846in" svg:y="0.4831in"><text:p text:style-name="P43"><text:span text:style-name="T26">...</text:span></text:p></draw:rect><draw:rect draw:style-name="gr5" draw:text-style-name="P44" svg:width="0.1571in" svg:height="0.3043in" svg:x="3.128in" svg:y="0.4831in"><text:p text:style-name="P43"><text:span text:style-name="T26">m</text:span></text:p></draw:rect><draw:rect draw:style-name="gr5" draw:text-style-name="P44" svg:width="0.276in" svg:height="0.3043in" svg:x="2.222in" svg:y="0.4831in"><text:p text:style-name="P43"><text:span text:style-name="T26">...</text:span></text:p></draw:rect><draw:custom-shape draw:style-name="gr6" draw:text-style-name="P45"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5"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7" svg:width="1.024in" svg:height="0.2594in" svg:x="2.261in" svg:y="0.122in"><draw:text-box><text:p text:style-name="P46"><text:span text:style-name="T27">Base</text:span></text:p></draw:text-box></draw:frame><draw:frame draw:style-name="gr7" draw:text-style-name="P47" svg:width="1.024in" svg:height="0.2594in" svg:x="3.128in" svg:y="0.1409in"><draw:text-box><text:p text:style-name="P46"><text:span text:style-name="T27">Mask</text:span></text:p></draw:text-box></draw:frame><draw:frame draw:style-name="gr8" draw:text-style-name="P47" xml:id="id1" draw:id="id1" svg:width="1.7323in" svg:height="0.4189in" svg:x="3.128in" svg:y="0.8638in"><draw:text-box><text:p text:style-name="P46"><text:span text:style-name="T27">The sense of the mask bits depend on this bit. <text:s/></text:span></text:p></draw:text-box></draw:frame><draw:connector draw:style-name="gr9" draw:text-style-name="P45" draw:type="curve" svg:x1="3.128in" svg:y1="1.0728in" svg:x2="2.8909in" svg:y2="0.7874in" draw:start-shape="id1" draw:start-glue-point="3" draw:end-shape="id2" draw:end-glue-point="2" svg:d="M7945 2725c-403 0-602-241-602-725"><text:p/></draw:connector></draw:g><draw:g draw:style-name="gr4"><draw:rect draw:style-name="gr5" draw:text-style-name="P44" svg:width="0.1579in" svg:height="0.3043in" svg:x="2.9701in" svg:y="1.674in"><text:p text:style-name="P43"><text:span text:style-name="T26">1</text:span></text:p></draw:rect><draw:rect draw:style-name="gr5" draw:text-style-name="P44" svg:width="0.1579in" svg:height="0.3043in" svg:x="2.0646in" svg:y="1.674in"><text:p text:style-name="P43"><text:span text:style-name="T26">x</text:span></text:p></draw:rect><draw:rect draw:style-name="gr5" draw:text-style-name="P44" xml:id="id4" draw:id="id4" svg:width="0.1579in" svg:height="0.3043in" svg:x="2.8126in" svg:y="1.674in"><text:p text:style-name="P43"><text:span text:style-name="T26">0</text:span></text:p></draw:rect><draw:rect draw:style-name="gr5" draw:text-style-name="P44" svg:width="0.1579in" svg:height="0.3043in" svg:x="2.6547in" svg:y="1.674in"><text:p text:style-name="P43"><text:span text:style-name="T26">x</text:span></text:p></draw:rect><draw:rect draw:style-name="gr5" draw:text-style-name="P44" svg:width="0.1571in" svg:height="0.3043in" svg:x="2.498in" svg:y="1.674in"><text:p text:style-name="P43"><text:span text:style-name="T26">x</text:span></text:p></draw:rect><draw:rect draw:style-name="gr5" draw:text-style-name="P44" svg:width="0.1579in" svg:height="0.3043in" svg:x="3.6in" svg:y="1.674in"><text:p text:style-name="P43"><text:span text:style-name="T26">1</text:span></text:p></draw:rect><draw:rect draw:style-name="gr5" draw:text-style-name="P44" svg:width="0.1579in" svg:height="0.3043in" svg:x="3.4425in" svg:y="1.674in"><text:p text:style-name="P43"><text:span text:style-name="T26">1</text:span></text:p></draw:rect><draw:rect draw:style-name="gr5" draw:text-style-name="P44" svg:width="0.1579in" svg:height="0.3043in" svg:x="3.2846in" svg:y="1.674in"><text:p text:style-name="P43"><text:span text:style-name="T26">...</text:span></text:p></draw:rect><draw:rect draw:style-name="gr5" draw:text-style-name="P44" svg:width="0.1571in" svg:height="0.3043in" svg:x="3.128in" svg:y="1.674in"><text:p text:style-name="P43"><text:span text:style-name="T26">1</text:span></text:p></draw:rect><draw:rect draw:style-name="gr5" draw:text-style-name="P44" svg:width="0.276in" svg:height="0.3043in" svg:x="2.222in" svg:y="1.674in"><text:p text:style-name="P43"><text:span text:style-name="T26">...</text:span></text:p></draw:rect><draw:custom-shape draw:style-name="gr6" draw:text-style-name="P45"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5"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7" svg:width="1.024in" svg:height="0.2594in" svg:x="2.261in" svg:y="1.313in"><draw:text-box><text:p text:style-name="P46"><text:span text:style-name="T27">Base</text:span></text:p></draw:text-box></draw:frame><draw:frame draw:style-name="gr7" draw:text-style-name="P47" svg:width="1.024in" svg:height="0.2594in" svg:x="3.128in" svg:y="1.3319in"><draw:text-box><text:p text:style-name="P46"><text:span text:style-name="T27">Mask</text:span></text:p></draw:text-box></draw:frame><draw:frame draw:style-name="gr10" draw:text-style-name="P47" xml:id="id3" draw:id="id3" svg:width="1.7323in" svg:height="0.5787in" svg:x="3.128in" svg:y="2.0547in"><draw:text-box><text:p text:style-name="P46"><text:span text:style-name="T27">If the lowest base bit is a 0, then mask bits are 1s. <text:s/></text:span></text:p></draw:text-box></draw:frame><draw:connector draw:style-name="gr9" draw:text-style-name="P45" draw:type="curve" svg:x1="3.128in" svg:y1="2.3437in" svg:x2="2.8909in" svg:y2="1.9783in" draw:start-shape="id3" draw:start-glue-point="3" draw:end-shape="id4" draw:end-glue-point="2" svg:d="M7945 5953c-403 0-602-309-602-928"><text:p/></draw:connector></draw:g><draw:g draw:style-name="gr4"><draw:rect draw:style-name="gr5" draw:text-style-name="P44" svg:width="0.1579in" svg:height="0.3043in" svg:x="2.9701in" svg:y="2.8646in"><text:p text:style-name="P43"><text:span text:style-name="T26">0</text:span></text:p></draw:rect><draw:rect draw:style-name="gr5" draw:text-style-name="P44" svg:width="0.1579in" svg:height="0.3043in" svg:x="2.0646in" svg:y="2.8646in"><text:p text:style-name="P43"><text:span text:style-name="T26">x</text:span></text:p></draw:rect><draw:rect draw:style-name="gr5" draw:text-style-name="P44" xml:id="id6" draw:id="id6" svg:width="0.1579in" svg:height="0.3043in" svg:x="2.8126in" svg:y="2.8646in"><text:p text:style-name="P43"><text:span text:style-name="T26">1</text:span></text:p></draw:rect><draw:rect draw:style-name="gr5" draw:text-style-name="P44" svg:width="0.1579in" svg:height="0.3043in" svg:x="2.6547in" svg:y="2.8646in"><text:p text:style-name="P43"><text:span text:style-name="T26">x</text:span></text:p></draw:rect><draw:rect draw:style-name="gr5" draw:text-style-name="P44" svg:width="0.1571in" svg:height="0.3043in" svg:x="2.498in" svg:y="2.8646in"><text:p text:style-name="P43"><text:span text:style-name="T26">x</text:span></text:p></draw:rect><draw:rect draw:style-name="gr5" draw:text-style-name="P44" svg:width="0.1579in" svg:height="0.3043in" svg:x="3.6in" svg:y="2.8646in"><text:p text:style-name="P43"><text:span text:style-name="T26">0</text:span></text:p></draw:rect><draw:rect draw:style-name="gr5" draw:text-style-name="P44" svg:width="0.1579in" svg:height="0.3043in" svg:x="3.4425in" svg:y="2.8646in"><text:p text:style-name="P43"><text:span text:style-name="T26">0</text:span></text:p></draw:rect><draw:rect draw:style-name="gr5" draw:text-style-name="P44" svg:width="0.1579in" svg:height="0.3043in" svg:x="3.2846in" svg:y="2.8646in"><text:p text:style-name="P43"><text:span text:style-name="T26">...</text:span></text:p></draw:rect><draw:rect draw:style-name="gr5" draw:text-style-name="P44" svg:width="0.1571in" svg:height="0.3043in" svg:x="3.128in" svg:y="2.8646in"><text:p text:style-name="P43"><text:span text:style-name="T26">0</text:span></text:p></draw:rect><draw:rect draw:style-name="gr5" draw:text-style-name="P44" svg:width="0.276in" svg:height="0.3043in" svg:x="2.222in" svg:y="2.8646in"><text:p text:style-name="P43"><text:span text:style-name="T26">...</text:span></text:p></draw:rect><draw:custom-shape draw:style-name="gr6" draw:text-style-name="P45"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5"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7" svg:width="0.5913in" svg:height="0.2594in" svg:x="2.261in" svg:y="2.5031in"><draw:text-box><text:p text:style-name="P46"><text:span text:style-name="T27">Base</text:span></text:p></draw:text-box></draw:frame><draw:frame draw:style-name="gr7" draw:text-style-name="P47" svg:width="0.5906in" svg:height="0.2594in" svg:x="3.128in" svg:y="2.522in"><draw:text-box><text:p text:style-name="P46"><text:span text:style-name="T27">Mask</text:span></text:p></draw:text-box></draw:frame><draw:frame draw:style-name="gr10" draw:text-style-name="P47" xml:id="id5" draw:id="id5" svg:width="1.7323in" svg:height="0.5787in" svg:x="3.128in" svg:y="3.2449in"><draw:text-box><text:p text:style-name="P46"><text:span text:style-name="T27">If the lowest base bit is a 1, then mask bits are 0s. <text:s/></text:span></text:p></draw:text-box></draw:frame><draw:connector draw:style-name="gr9" draw:text-style-name="P45" draw:type="curve" svg:x1="3.128in" svg:y1="3.5335in" svg:x2="2.8909in" svg:y2="3.1685in" draw:start-shape="id5" draw:start-glue-point="3" draw:end-shape="id6" draw:end-glue-point="2" svg:d="M7945 8975c-403 0-602-308-602-927"><text:p/></draw:connector></draw:g></draw:g>Ranges can only be specified in powers of 2, i<text:change-start text:change-id="ct140730161298080"/>.<text:change-end text:change-id="ct140730161298080"/>e<text:change-start text:change-id="ct140730161153312"/>.,<text:change-end text:change-id="ct140730161153312"/> they can specify ranges of 2, 4, 8, <text:span text:style-name="T2">…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change text:change-id="ct140730161302688"/></text:p>
      <text:p text:style-name="P13">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3">Decoding a range involves identifying the mask as lowest contiguous bits of the same value as the lowest bit. <text:s/>The base value is the remaining high order bits. <text:s/>For example, the combined form <text:soft-page-break/>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text:change text:change-id="ct140730227038896"/><text:change-start text:change-id="ct140730225636624"/> ID<text:change-end text:change-id="ct140730225636624"/>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 is currently providing power to the lamp, and so can reply with valid for one event and invalid for the other.</text:span></text:p>
      <text:h text:style-name="Heading_20_3" text:outline-level="3">Consumer Range Identified</text:h>
      <text:p text:style-name="P1">This message broadcasts, in response to a received Identify Consumer message, from each node that consumes event<text:change text:change-id="ct140730161154048"/>s <text:span text:style-name="T2">in the range specified by the </text:span>included event-ID-with-mask. <text:s/>This is one of the messages that allows bridges to do automatic routing of event messages. <text:s text:c="4"/></text:p>
      <text:p text:style-name="P1">The requirement that 50% or more of the Event IDs in a range are consumed is to allow rounding the range up to the enclosing bit, but no further. This keeps <text:span text:style-name="T2">the</text:span> Event ID ranges in the complete OpenLCB system compact and is intended to make the task of gateways more manageable.</text:p>
      <text:p text:style-name="P1">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xml:id="list446625091203668467" text:style-name="L3">
        <text:list-item>
          <text:p text:style-name="P28">It allows the valid/invalid/unknown subforms, which don't make any sense for a PCER message</text:p>
        </text:list-item>
        <text:list-item>
          <text:p text:style-name="P28">It allows network listeners to separate the event identification mechanism, which uses ProducerIdentified, from the event transport mechanism, which uses PCER. <text:s/>Otherwise, nodes might think that an event had <text:span text:style-name="T2">occurred</text:span> and was being produced, when it was just a response to a request for current status.</text:p>
        </text:list-item>
      </text:list>
      <text:h text:style-name="Heading_20_3" text:outline-level="3">Producer Range Identified</text:h>
      <text:p text:style-name="P1">The requirement that 50% or more of the Event IDs in a range are produced is to allow rounding the range up to the enclosing bit, but no further. This keeps <text:span text:style-name="T2">the</text:span> Event ID ranges in the complete OpenLCB system compact and is intended to make the task of gateways more manageable. </text:p>
      <text:p text:style-name="P1">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2">there</text:span> are 24*60*60 = 86,400 seconds in a day, it needs a range containing 86,400 events. <text:s/>In this case, rather than having to send 86,400 individual ProducerIdentified messages at start-up or on request, it can send one Producer<text:change-start text:change-id="ct140730227175760"/> <text:change-end text:change-id="ct140730227175760"/>Range<text:change-start text:change-id="ct140730223217424"/> Identified<text:change-end text:change-id="ct140730223217424"/><text:change text:change-id="ct140730229429344"/> message <text:span text:style-name="T2">with the</text:span> ap<text:change-start text:change-id="ct140730161338048"/>p<text:change-end text:change-id="ct140730161338048"/>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text:change text:change-id="ct140730161378944"/><text:change-start text:change-id="ct140730161301120"/>E<text:change-end text:change-id="ct140730161301120"/>vents comes in both addressed and global forms. They are intended to be used for different use cases.</text:p>
      <text:p text:style-name="Standard">In some cases, the node may want to query a specific node as to <text:change-start text:change-id="ct140730245192768"/>what events it produces or consumes<text:change-end text:change-id="ct140730245192768"/><text:change-start text:change-id="ct140730230184736"/>. <text:change-end text:change-id="ct140730230184736"/><text:change text:change-id="ct140730216241312"/><text:change-start text:change-id="ct140730230210528"/>I<text:change-end text:change-id="ct140730230210528"/><text:change text:change-id="ct140730230165920"/>n these case<text:change-start text:change-id="ct140730245393904"/>s<text:change-end text:change-id="ct140730245393904"/> the directed form is appropriate.<text:change-start text:change-id="ct140730230237264"/> <text:s/>This message will minimize the load on the network as only the node of interest will respond.<text:change-end text:change-id="ct140730230237264"/></text:p>
      <text:p text:style-name="Standard">In other cases, the node producing the Identify Event<text:change-start text:change-id="ct140730161225824"/>s<text:change-end text:change-id="ct140730161225824"/><text:change-start text:change-id="ct140730230218736"/> message<text:change-end text:change-id="ct140730230218736"/> <text:change text:change-id="ct140730228099280"/><text:change-start text:change-id="ct140730176698096"/>has a lack of knowledge to <text:change-end text:change-id="ct140730176698096"/><text:change-start text:change-id="ct140730209774832"/>which nodes produce or consume the events of interest<text:change-end text:change-id="ct140730209774832"/><text:change text:change-id="ct140730227023936"/><text:change text:change-id="ct140730225925504"/>, and therefore the global form is the more appropriate choice. <text:change text:change-id="ct140730215525344"/><text:s/>The global form of Identify Event<text:change-start text:change-id="ct140730161296016"/>s<text:change-end text:change-id="ct140730161296016"/> is similar to the combination of an Identify Producers and an Identify Consumers message<text:change-start text:change-id="ct140730246980928"/> for every possible <text:change-end text:change-id="ct140730246980928"/><text:change-start text:change-id="ct140730216373648"/>enumeration of Event Ids<text:change-end text:change-id="ct140730216373648"/>.<text:change-start text:change-id="ct140730210085744"/> <text:s/>This event is useful to build routing tables for networks segments or network browsing tool bu<text:change-end text:change-id="ct140730210085744"/><text:change-start text:change-id="ct140730241149248"/>t b<text:change-end text:change-id="ct140730241149248"/><text:change-start text:change-id="ct140730230149648"/>e aware that since this form is transmitted throughout the network, it can be relatively expensive in terms of bandwidth.<text:change-end text:change-id="ct140730230149648"/></text:p>
      <text:h text:style-name="P23" text:outline-level="3"><text:soft-page-break/>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States</text:h>
      <text:p text:style-name="Standard">After the I<text:change-start text:change-id="ct140730161351360"/>nitialization <text:change-end text:change-id="ct140730161351360"/>C<text:change-start text:change-id="ct140730161258976"/>omplete<text:change-end text:change-id="ct140730161258976"/> message is sent, but before any <text:s/>Producer/Consumer Event Report messages are sent, each node must identify all events produced or consumed <text:s/>via zero or more Identify Consumer<text:change text:change-id="ct140730161141424"/>, Identify Consume<text:change text:change-id="ct140730161373504"/><text:change-start text:change-id="ct140730161301520"/>r<text:change-end text:change-id="ct140730161301520"/> Range, Identify Producer<text:change text:change-id="ct140730161330976"/> and Identify <text:change text:change-id="ct140730161286192"/><text:change-start text:change-id="ct140730161232752"/>Producer<text:change-end text:change-id="ct140730161232752"/>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text:change text:change-id="ct140730161361456"/><text:change-start text:change-id="ct140730225559872"/>routed<text:change-end text:change-id="ct140730225559872"/>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text:change-start text:change-id="ct140730161271072"/>Range <text:change-end text:change-id="ct140730161271072"/>Identified<text:change text:change-id="ct140730161255392"/> messages after Initialization Complete is allowed, but there's no delivery guarantee for <text:span text:style-name="T2">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40730161370320"/><text:change-start text:change-id="ct140730161331792"/>Initialization Complete<text:change-end text:change-id="ct140730161331792"/> again says that all events are not interesting, though). <text:s/>This could be added, but it is much harder for gateways to decide that an Event ID is not interesting than that it is interesting, because they have to keep a list of all the node IDs that are interested,<text:change-start text:change-id="ct140730161141760"/> <text:change-end text:change-id="ct140730161141760"/>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8936740892375464707" text:style-name="L4">
        <text:list-item>
          <text:p text:style-name="P35"><text:soft-page-break/>When the node is first initialized, after <text:s/>the “Initialization Complete” message has been sent.</text:p>
        </text:list-item>
        <text:list-item>
          <text:p text:style-name="P40">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23" text:outline-level="3">Event Transfer</text:h>
      <text:p text:style-name="Standard">The last sentence is the key to gateway traffic reduction. See §3.1 below.</text:p>
      <text:h text:style-name="P23"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2">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2">Producer/Consumer</text:span> Event IDs can be send by a particular node, the inquiring node sends an Identify Events message addressed to the target node.</text:p>
      <text:p text:style-name="Standard">The node must reply with a Producer Identified message for each <text:span text:style-name="T2">Producer/Consumer</text:span> Event ID it can produce, and a Consumer Identified message for each <text:span text:style-name="T2">Producer/Consumer</text:span> Event ID for which it is listening.</text:p>
      <text:h text:style-name="P23"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2">Producer/Consumer</text:span> Event ID, a node sends an Identify Producers message carrying the desired <text:span text:style-name="T2">Producer/Consumer</text:span> Event ID. This is an unaddressed message addressed to all nodes.</text:p>
      <text:p text:style-name="Standard">All nodes that are listening for that <text:span text:style-name="T2">Producer/Consumer</text:span> Event ID reply with a Producer Identified broadcast message.</text:p>
      <text:p text:style-name="Standard">The “valid” bit indicates that the node's internal condition is consistent with sending this <text:span text:style-name="T2">Producer/Consumer</text:span> Event ID. For example, assume a node sends <text:span text:style-name="T2">Producer/Consumer</text:span> Event ID 2 when the input goes active and <text:span text:style-name="T2">Producer/Consumer</text:span> Event ID 4 when the input goes inactive. Then if the input was active and the node was asked about <text:span text:style-name="T2">Producer/Consumer</text:span> Event ID 2, it would reply “valid”; if asked about <text:span text:style-name="T2">Producer/Consumer</text:span> Event ID 4, it would reply “not valid”. Depending on the node's structure, it might not always be possible to set the “valid” bit with certainty, in which case the “unknown” bit must be set.</text:p>
      <text:p text:style-name="Standard"><text:soft-page-break/>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23" text:outline-level="3">Consumer Inquiry</text:h>
      <text:p text:style-name="Standard">This message is useful to be able to determine which, if any, nodes are listening for a specific <text:span text:style-name="T2">Producer/Consumer</text:span> Event ID message.</text:p>
      <text:p text:style-name="Standard">This can be used as a configuration diagnostic, and as a way of building routing tables.</text:p>
      <text:p text:style-name="Standard">To determine which nodes are listening for a particular <text:span text:style-name="T2">Producer/Consumer</text:span> Event ID, a node sends an Identify Consumers message carrying the desired <text:span text:style-name="T2">Producer/Consumer</text:span> Event ID. This is an unaddressed message processed by all nodes.</text:p>
      <text:p text:style-name="Standard">All nodes that are listening for that <text:span text:style-name="T2">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2">Producer/Consumer</text:span> Event ID 2, and inactive for a <text:span text:style-name="T2">Producer/Consumer</text:span> Event ID 4. Then if the output was active and the node was asked about <text:span text:style-name="T2">Producer/Consumer</text:span> Event ID 2, it would reply "valid"; if asked about <text:span text:style-name="T2">Producer/Consumer</text:span> Event ID 4, it would reply "not valid". Depending on the node's structure, it might not always be possible to set the “valid” bit with certainty, in which case the “unknown” bit must be set.</text:p>
      <text:h text:style-name="P23"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1">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text:soft-page-break/>consumers will share it. <text:s/>If producers and/or consumers are already using that Event ID, the newly configured producers and/or consumers will be tied into the existing network of producers and consumers.</text:p>
      <text:h text:style-name="Heading_20_4" text:outline-level="4">Blue/Gold Buttons Implementation Example</text:h>
      <text:p text:style-name="P15">General Description</text:p>
      <text:list xml:id="list5280767510208995803" text:style-name="L5">
        <text:list-item>
          <text:p text:style-name="P36">On one or more 'learner'-node(s), using the Blue-button, choose a consumer/producer, and then push the Gold-button to set it to learn. <text:s/>This can be repeated on the same node or on others. <text:s/></text:p>
        </text:list-item>
        <text:list-item>
          <text:p text:style-name="P36">On the 'teacher'-node, push the Gold-button to choose teach-mode, then using the Blue-button, choose a consumer/producer. <text:s/></text:p>
        </text:list-item>
        <text:list-item>
          <text:p text:style-name="P36">Push the Gold-button to send the Learn Event message. </text:p>
        </text:list-item>
        <text:list-item>
          <text:p text:style-name="P29">As a result, all producers selected above will activate all the consumers.</text:p>
        </text:list-item>
      </text:list>
      <text:p text:style-name="Standard">Summary:</text:p>
      <text:list xml:id="list8767113779649774922" text:style-name="L6">
        <text:list-item>
          <text:p text:style-name="P37">Select to learn: blue, blue, ..., gold.</text:p>
        </text:list-item>
        <text:list-item>
          <text:p text:style-name="P30">Select to teach: gold, blue, blue, <text:span text:style-name="T2">…, gold.</text:span></text:p>
        </text:list-item>
      </text:list>
      <text:p text:style-name="Standard">Notes:</text:p>
      <text:list xml:id="list3774188924171019347" text:style-name="L7">
        <text:list-item>
          <text:p text:style-name="P38">Pushing the Blue-button selects consumer/producer's in a circular fashion, with a 'no-selection' before starting again at the beginning</text:p>
        </text:list-item>
        <text:list-item>
          <text:p text:style-name="P38">The teaching- producer/consumer can also be a 'learner'.</text:p>
        </text:list-item>
        <text:list-item>
          <text:p text:style-name="P38">New teaching will replace the previous teaching.</text:p>
        </text:list-item>
        <text:list-item>
          <text:p text:style-name="P31">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xml:id="list1427128924457101579" text:style-name="L8">
        <text:list-item>
          <text:p text:style-name="P32"><text:span text:style-name="T13">Buttons set Aspects: Push blue on Signal-1 until the 'green' aspect is selected, then push gold. <text:s/>On the first Button-node, push gold, and then blue </text:span><text:span text:style-name="T14">once</text:span><text:span text:style-name="T15">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2">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2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2">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2">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2">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nportant is the node is passed onto someone else. <text:s/></text:span></text:p>
      <text:h text:style-name="Heading_20_1" text:outline-level="1">Background information </text:h>
      <text:p text:style-name="Standard">This section is general information of interest to the reader, implementers, etc.</text:p>
      <text:p text:style-name="P1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12"><text:span text:style-name="T17">Events are most often used to advertise changes in system state, for example a occupancy detector's state. <text:s/>The model maintains the distributed-state model of a layout because Events-messages are broadcast</text:span><text:span text:style-name="T17"><text:note text:id="ftn6" text:note-class="footnote"><text:note-citation>6</text:note-citation><text:note-body><text:p text:style-name="Footnote"><text:s/>OpenLCB uses interest-based routing, which means <text:span text:style-name="T11">that</text:span> Event messages are actually broadcast only to those bus segments on which a node has expressed interest. <text:s/>Event-ranges are used to express interest in a classes of events. <text:s text:c="2"/></text:p></text:note-body></text:note></text:span><text:span text:style-name="T17"> to all nodes, and this allows individual producers and consumers to use them to change their knowledge of the distributed state. <text:s/></text:span></text:p>
      <text:p text:style-name="P11"><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1"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text:soft-page-break/>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7395135858873808730" text:style-name="L9">
        <text:list-item>
          <text:p text:style-name="P39"><text:soft-page-break/>Don't <text:s/>do long linear searches to match an incoming Event ID to internal structures.</text:p>
        </text:list-item>
        <text:list-item>
          <text:p text:style-name="P3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8"> with the 01.00.00.00.00.00 or 01.01.00.00.00.00 reserv</text:span>ed IDs in their upper six bytes to ensure uniqueness and simplify recognition. <text:span text:style-name="T18"><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4">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3"/>
      <text:p text:style-name="Standard"><text:soft-page-break/></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Annotations to the Standard<text:tab/>2</text:p>
          <text:p text:style-name="P21"><text:s/>2.1 Introduction<text:tab/>2</text:p>
          <text:p text:style-name="P21"><text:s/>2.2 Intended Use<text:tab/>2</text:p>
          <text:p text:style-name="P21"><text:s/>2.3 References and Context<text:tab/>2</text:p>
          <text:p text:style-name="P21"><text:s/>2.4 Message Formats<text:tab/>3</text:p>
          <text:p text:style-name="P19"><text:s/>2.4.1 Producer/Consumer Event Report (PCER)<text:tab/>4</text:p>
          <text:p text:style-name="P19"><text:s/>2.4.2 Identify Consumer <text:tab/>4</text:p>
          <text:p text:style-name="P19"><text:s/>2.4.3 Consumer Identified <text:tab/>4</text:p>
          <text:p text:style-name="P19"><text:s/>2.4.4 Consumer Range Identified<text:tab/>4</text:p>
          <text:p text:style-name="P19"><text:s/>2.4.5 Identify Producer <text:tab/>4</text:p>
          <text:p text:style-name="P19"><text:s/>2.4.6 Producer Identified<text:tab/>5</text:p>
          <text:p text:style-name="P19"><text:s/>2.4.7 Producer Range Identified<text:tab/>5</text:p>
          <text:p text:style-name="P19"><text:s/>2.4.8 Identify Events<text:tab/>5</text:p>
          <text:p text:style-name="P19"><text:s/>2.4.9 Learn Event<text:tab/>6</text:p>
          <text:p text:style-name="P21"><text:s/>2.5 States<text:tab/>6</text:p>
          <text:p text:style-name="P21"><text:s/>2.6 Interactions<text:tab/>6</text:p>
          <text:p text:style-name="P19"><text:s/>2.6.1 Event Transfer<text:tab/>7</text:p>
          <text:p text:style-name="P19"><text:s/>2.6.2 Event Inquiry<text:tab/>7</text:p>
          <text:p text:style-name="P19"><text:s/>2.6.3 Producer Inquiry<text:tab/>7</text:p>
          <text:p text:style-name="P19"><text:s/>2.6.4 Consumer Inquiry<text:tab/>8</text:p>
          <text:p text:style-name="P19"><text:s/>2.6.5 Teach/Learn Configuration<text:tab/>8</text:p>
          <text:p text:style-name="P22"><text:s/>2.6.5.1 Blue/Gold Buttons Implementation Example<text:tab/>9</text:p>
          <text:p text:style-name="P19"><text:s/>2.6.6 Resetting to Default<text:tab/>10</text:p>
          <text:p text:style-name="P20"><text:s/>3 Background information <text:tab/>10</text:p>
          <text:p text:style-name="P21"><text:s/>3.1 Gateways<text:tab/>11</text:p>
          <text:p text:style-name="P21"><text:s/>3.2 Examples<text:tab/>11</text:p>
          <text:p text:style-name="P19"><text:s/>3.2.1 Case 1: All nodes initialized before link established, event X is sent<text:tab/>11</text:p>
          <text:p text:style-name="P19"><text:s/>3.2.2 Case 2: Node B2 comes up, after event X has been sent in the example above<text:tab/>12</text:p>
          <text:p text:style-name="P19"><text:s/>3.2.3 Case 3: Node A1 comes up, then event X is sent<text:tab/>12</text:p>
          <text:p text:style-name="P19"><text:s/>3.2.4 Case 4: Node A1 comes up, then event Y is sent<text:tab/>12</text:p>
          <text:p text:style-name="P21"><text:s/>3.3 Node Implementation hints<text:tab/>12</text:p>
          <text:p text:style-name="P21"><text:s/>3.4 Well known events<text:tab/>1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5-02-11T16:49:03">Feb 11,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1T16:49:03">Feb 11,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2"><text:date style:data-style-name="N75" text:date-value="2015-02-11T16:49:03">Feb 11,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39</meta:editing-cycles>
    <meta:editing-duration>P4DT7H24M22S</meta:editing-duration>
    <meta:generator>OpenOffice/4.1.1$Unix OpenOffice.org_project/411m6$Build-9775</meta:generator>
    <dc:date>2015-02-11T16:49:03</dc:date>
    <dc:creator>Jim Kueneman</dc:creator>
    <meta:keyword>Event Transport</meta:keyword>
    <meta:document-statistic meta:table-count="1" meta:image-count="1" meta:object-count="0" meta:page-count="15" meta:paragraph-count="246" meta:word-count="6131" meta:character-count="37071"/>
    <meta:user-defined meta:name="Info 1"/>
    <meta:user-defined meta:name="Info 2"/>
    <meta:user-defined meta:name="Info 3"/>
    <meta:user-defined meta:name="Info 4"/>
  </office:meta>
</office:document-meta>
</file>